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ad147" officeooo:paragraph-rsid="001ad147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0pt" officeooo:rsid="001ad147" officeooo:paragraph-rsid="001ad147" style:font-size-asian="20pt" style:font-size-complex="20pt"/>
    </style:style>
    <style:style style:name="P3" style:family="paragraph" style:parent-style-name="Standard">
      <style:text-properties fo:font-size="20pt" fo:font-weight="bold" officeooo:rsid="001ad147" officeooo:paragraph-rsid="001ad14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style="italic" fo:font-weight="bold" officeooo:rsid="001ad147" officeooo:paragraph-rsid="001ad147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6pt" fo:font-weight="normal" officeooo:rsid="001ad147" officeooo:paragraph-rsid="001ad147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cc375" officeooo:paragraph-rsid="001cc37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break-before="page"/>
      <style:text-properties fo:font-size="16pt" fo:font-weight="bold" officeooo:rsid="001cc375" officeooo:paragraph-rsid="001cc375" style:font-size-asian="14pt" style:font-weight-asian="bold" style:font-size-complex="16pt" style:font-weight-complex="bold"/>
    </style:style>
    <style:style style:name="P8" style:family="paragraph" style:parent-style-name="Header">
      <style:text-properties officeooo:paragraph-rsid="001c6490"/>
    </style:style>
    <style:style style:name="T1" style:family="text">
      <style:text-properties officeooo:rsid="005b31d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owcharts</text:p>
      <text:p text:style-name="P1"/>
      <text:p text:style-name="P4">Author: William Kerr</text:p>
      <text:p text:style-name="P2"/>
      <text:p text:style-name="P3">Table of Contents:</text:p>
      <text:p text:style-name="P5"/>
      <text:p text:style-name="P5">Super Flow Chart</text:p>
      <text:p text:style-name="P5"><text:a xlink:type="simple" xlink:href="#Student Sensor Flowchart|region" text:style-name="Internet_20_link" text:visited-style-name="Visited_20_Internet_20_Link">Student Sensor Flowchart</text:a></text:p>
      <text:p text:style-name="P5">Faculty Flowchart</text:p>
      <text:section text:style-name="Sect1" text:name="Student Sensor Flowchart">
        <text:p text:style-name="P7">Student Sensor Flowchart</text:p>
        <text:p text:style-name="P6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c6490"/>
    </style:style>
    <style:style style:name="MT1" style:family="text">
      <style:text-properties officeooo:rsid="005b31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evision 1.0 – July 7, 2019</text:span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0:32:55.391000000</meta:creation-date>
    <dc:date>2019-07-07T15:53:14.837000000</dc:date>
    <meta:editing-duration>PT5H10M8S</meta:editing-duration>
    <meta:editing-cycles>4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8" meta:word-count="24" meta:character-count="159" meta:non-whitespace-character-count="141"/>
  </office:meta>
</office:document-meta>
</file>